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Configuration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Conga" svg:font-family="Conga" style:font-adornments="Kursiv"/>
    <style:font-face style:name="SunSansCondensed-Italic" svg:font-family="SunSansCondensed-Italic" style:font-adornments="Kursiv"/>
    <style:font-face style:name="Thorndale AMT" svg:font-family="'Thorndale AMT'" style:font-family-generic="roman" style:font-pitch="variable"/>
    <style:font-face style:name="Albany AMT" svg:font-family="'Albany AMT'" style:font-family-generic="system" style:font-pitch="variable"/>
  </office:font-face-decls>
  <office:automatic-styles>
    <style:style style:name="P1" style:family="paragraph">
      <style:paragraph-properties fo:text-align="center"/>
      <style:text-properties fo:color="#ff0000" style:font-name="SunSansCondensed-Italic" fo:font-size="12pt" fo:font-style="italic" fo:font-weight="normal"/>
    </style:style>
    <style:style style:name="P2" style:family="paragraph"/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text-properties style:text-line-through-style="none" fo:font-style="normal" style:text-underline-style="none" style:text-underline-mode="continuous" style:text-line-through-mode="continuous"/>
    </style:style>
    <style:style style:name="P6" style:family="paragraph">
      <style:paragraph-properties fo:text-align="start"/>
      <style:text-properties fo:color="#e6e6e6" style:font-name="Conga" fo:font-size="22pt" fo:font-style="italic" fo:font-weight="normal"/>
    </style:style>
    <style:style style:name="P7" style:family="paragraph">
      <style:paragraph-properties fo:text-align="start"/>
      <style:text-properties style:text-line-through-style="none" fo:font-style="normal" style:text-underline-style="none"/>
    </style:style>
    <style:style style:name="gr1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gr3" style:family="graphic" style:data-style-name="C5106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ackground-color="#ffffff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5" style:family="graphic">
      <style:graphic-properties fo:background-color="#c0c0c0" fo:border="solid #000000"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C5106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tru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button form:name="CommandButton2" form:control-implementation="ooo:com.sun.star.form.component.CommandButton" form:id="control1" form:label="Schaltfläche2" form:printable="false" office:target-frame="" xlink:href="" form:image-data="" form:delay-for-repeat="PT0.50S" form:image-position="center">
            <form:properties>
              <form:property form:property-name="DefaultControl" office:value-type="string" office:string-value="stardiv.one.form.control.CommandButton"/>
              <form:property form:property-name="DispatchURLInternal" office:value-type="boolean" office:boolean-value="true"/>
            </form:properties>
          </form:button>
          <form:grid form:name="Grid2" form:control-implementation="ooo:com.sun.star.form.component.GridControl" form:id="control2" form:printable="false">
            <form:properties>
              <form:property form:property-name="DefaultControl" office:value-type="string" office:string-value="com.sun.star.form.control.GridControl"/>
            </form:properties>
            <form:column form:name="Spalte1" form:control-implementation="ooo:TextField" form:label="Spalte1">
              <form:text form:id="control3" form:convert-empty-to-null="true">
                <form:properties>
                  <form:property form:property-name="DefaultControl" office:value-type="string" office:string-value="stardiv.one.form.control.Edit"/>
                </form:properties>
              </form:text>
            </form:column>
            <form:column form:name="Spalte2" form:control-implementation="ooo:TextField" form:label="Spalte2">
              <form:text form:id="control4" form:convert-empty-to-null="true">
                <form:properties>
                  <form:property form:property-name="DefaultControl" office:value-type="string" office:string-value="stardiv.one.form.control.Edit"/>
                </form:properties>
              </form:text>
            </form:column>
          </form:grid>
          <form:checkbox form:name="CheckBox1" form:control-implementation="ooo:com.sun.star.form.component.CheckBox" form:id="control5" form:label="Markierfeld1" form:image-position="center">
            <form:properties>
              <form:property form:property-name="DefaultControl" office:value-type="string" office:string-value="stardiv.one.form.control.CheckBox"/>
              <form:property form:property-name="SecondaryRefValue" office:value-type="string" office:string-value=""/>
            </form:properties>
          </form:checkbox>
          <form:image form:name="ImageButton2" form:control-implementation="ooo:com.sun.star.form.component.ImageButton" form:id="control6" office:target-frame="" xlink:href="" form:image-data="ocean.jpg">
            <form:properties>
              <form:property form:property-name="DefaultControl" office:value-type="string" office:string-value="stardiv.one.form.control.ImageButton"/>
            </form:properties>
          </form:image>
          <form:image form:name="ImageButton1" form:control-implementation="ooo:com.sun.star.form.component.ImageButton" form:id="control7" form:printable="false" office:target-frame="" xlink:href="" form:image-data="ocean.jpg">
            <form:properties>
              <form:property form:property-name="DefaultControl" office:value-type="string" office:string-value="stardiv.one.form.control.ImageButton"/>
            </form:properties>
          </form:image>
          <form:fixed-text form:name="Label1" form:control-implementation="ooo:com.sun.star.form.component.FixedText" form:id="control8" form:label="Beschriftungsfeld1"/>
          <form:text form:name="TextField1" form:control-implementation="ooo:com.sun.star.form.component.TextField" form:id="control9" form:convert-empty-to-null="true">
            <form:properties>
              <form:property form:property-name="DefaultControl" office:value-type="string" office:string-value="stardiv.one.form.control.Edit"/>
            </form:properties>
          </form:text>
          <form:listbox form:name="ListBox2" form:control-implementation="ooo:com.sun.star.form.component.ListBox" form:id="control10" form:printable="false" form:bound-column="1">
            <form:properties>
              <form:property form:property-name="DefaultControl" office:value-type="string" office:string-value="stardiv.one.form.control.ListBox"/>
            </form:properties>
            <form:option form:label="harry"/>
            <form:option form:label="jupp"/>
            <form:option form:label="hans"/>
            <form:option form:label="olga"/>
          </form:listbox>
          <form:frame form:name="FrameControl1" form:control-implementation="ooo:com.sun.star.form.component.GroupBox" form:id="control11" form:label="Gruppierungsrahmen1" form:for="control12,control13,control15,control16"/>
          <form:radio form:name="RadioGroup1" form:control-implementation="ooo:com.sun.star.form.component.RadioButton" form:id="control12" form:label="Wert 1" form:current-selected="true" form:selected="true" form:value="1" form:image-position="center">
            <form:properties>
              <form:property form:property-name="DefaultControl" office:value-type="string" office:string-value="stardiv.one.form.control.RadioButton"/>
              <form:property form:property-name="SecondaryRefValue" office:value-type="string" office:string-value=""/>
            </form:properties>
          </form:radio>
          <form:radio form:name="RadioGroup1" form:control-implementation="ooo:com.sun.star.form.component.RadioButton" form:id="control13" form:label="Wert 2" form:value="2" form:image-position="center">
            <form:properties>
              <form:property form:property-name="DefaultControl" office:value-type="string" office:string-value="stardiv.one.form.control.RadioButton"/>
              <form:property form:property-name="SecondaryRefValue" office:value-type="string" office:string-value=""/>
            </form:properties>
          </form:radio>
          <form:frame form:name="FrameControl4" form:control-implementation="ooo:com.sun.star.form.component.GroupBox" form:id="control14" form:label="Gruppierungsrahmen1" form:printable="false"/>
          <form:radio form:name="RadioGroup1" form:control-implementation="ooo:com.sun.star.form.component.RadioButton" form:id="control15" form:label="Wert 1" form:current-selected="true" form:printable="false" form:selected="true" form:value="1" form:image-position="center">
            <form:properties>
              <form:property form:property-name="DefaultControl" office:value-type="string" office:string-value="stardiv.one.form.control.RadioButton"/>
              <form:property form:property-name="SecondaryRefValue" office:value-type="string" office:string-value=""/>
            </form:properties>
          </form:radio>
          <form:radio form:name="RadioGroup1" form:control-implementation="ooo:com.sun.star.form.component.RadioButton" form:id="control16" form:label="Wert 2" form:printable="false" form:value="2" form:image-position="center">
            <form:properties>
              <form:property form:property-name="DefaultControl" office:value-type="string" office:string-value="stardiv.one.form.control.RadioButton"/>
              <form:property form:property-name="SecondaryRefValue" office:value-type="string" office:string-value=""/>
            </form:properties>
          </form:radio>
          <form:combobox form:name="ComboBox2" form:control-implementation="ooo:com.sun.star.form.component.ComboBox" form:id="control17" form:printable="false" form:convert-empty-to-null="true" form:list-source-type="table" form:auto-complete="true">
            <form:properties>
              <form:property form:property-name="DefaultControl" office:value-type="string" office:string-value="stardiv.one.form.control.ComboBox"/>
            </form:properties>
            <form:item form:label="harry"/>
            <form:item form:label="jupp"/>
            <form:item form:label="hans"/>
            <form:item form:label="olga"/>
          </form:combobox>
          <form:formatted-text form:name="TextField3" form:control-implementation="ooo:com.sun.star.form.component.FormattedField" form:id="control18" form:convert-empty-to-null="true">
            <form:properties>
              <form:property form:property-name="DefaultControl" office:value-type="string" office:string-value="stardiv.one.form.control.FormattedField"/>
            </form:properties>
          </form:formatted-text>
          <form:button form:name="CommandButton4" form:control-implementation="ooo:com.sun.star.form.component.CommandButton" form:id="control19" form:printable="false" office:target-frame="" xlink:href="" form:image-data="ocean.jpg" form:delay-for-repeat="PT0.50S" form:image-position="center">
            <form:properties>
              <form:property form:property-name="DefaultControl" office:value-type="string" office:string-value="stardiv.one.form.control.CommandButton"/>
              <form:property form:property-name="DispatchURLInternal" office:value-type="boolean" office:boolean-value="true"/>
            </form:properties>
          </form:button>
          <form:formatted-text form:name="DateField2" form:control-implementation="ooo:com.sun.star.form.component.DateField" form:id="control20" form:printable="false" form:current-value="20000124" form:min-value="19000101" form:max-value="22001231">
            <form:properties>
              <form:property form:property-name="DefaultControl" office:value-type="string" office:string-value="stardiv.one.form.control.DateField"/>
              <form:property form:property-name="Dropdown" office:value-type="boolean" office:boolean-value="true"/>
            </form:properties>
          </form:formatted-text>
          <form:button form:name="CommandButton5" form:control-implementation="ooo:com.sun.star.form.component.CommandButton" form:id="control21" form:label="Schaltfläche5" office:target-frame="" xlink:href="" form:image-data="" form:delay-for-repeat="PT0.50S" form:image-position="center">
            <form:properties>
              <form:property form:property-name="DefaultControl" office:value-type="string" office:string-value="stardiv.one.form.control.CommandButton"/>
              <form:property form:property-name="DispatchURLInternal" office:value-type="boolean" office:boolean-value="true"/>
            </form:properties>
          </form:button>
          <form:button form:name="CommandButton1" form:control-implementation="ooo:com.sun.star.form.component.CommandButton" form:id="control22" form:label="Schaltfläche2" office:target-frame="" xlink:href="" form:image-data="" form:delay-for-repeat="PT0.50S" form:image-position="center">
            <form:properties>
              <form:property form:property-name="DefaultControl" office:value-type="string" office:string-value="stardiv.one.form.control.CommandButton"/>
              <form:property form:property-name="DispatchURLInternal" office:value-type="boolean" office:boolean-value="true"/>
            </form:properties>
          </form:button>
          <form:grid form:name="Grid1" form:control-implementation="ooo:com.sun.star.form.component.GridControl" form:id="control23">
            <form:properties>
              <form:property form:property-name="DefaultControl" office:value-type="string" office:string-value="com.sun.star.form.control.GridControl"/>
            </form:properties>
            <form:column form:name="Spalte1" form:control-implementation="ooo:TextField" form:label="Spalte1">
              <form:text form:id="control24" form:convert-empty-to-null="true">
                <form:properties>
                  <form:property form:property-name="DefaultControl" office:value-type="string" office:string-value="stardiv.one.form.control.Edit"/>
                </form:properties>
              </form:text>
            </form:column>
            <form:column form:name="Spalte2" form:control-implementation="ooo:TextField" form:label="Spalte2">
              <form:text form:id="control25" form:convert-empty-to-null="true">
                <form:properties>
                  <form:property form:property-name="DefaultControl" office:value-type="string" office:string-value="stardiv.one.form.control.Edit"/>
                </form:properties>
              </form:text>
            </form:column>
          </form:grid>
          <form:checkbox form:name="CheckBox2" form:control-implementation="ooo:com.sun.star.form.component.CheckBox" form:id="control26" form:label="Markierfeld1" form:printable="false" form:image-position="center">
            <form:properties>
              <form:property form:property-name="DefaultControl" office:value-type="string" office:string-value="stardiv.one.form.control.CheckBox"/>
              <form:property form:property-name="SecondaryRefValue" office:value-type="string" office:string-value=""/>
            </form:properties>
          </form:checkbox>
          <form:fixed-text form:name="Label1" form:control-implementation="ooo:com.sun.star.form.component.FixedText" form:id="control27" form:label="Beschriftungsfeld1" form:printable="false"/>
          <form:text form:name="TextField2" form:control-implementation="ooo:com.sun.star.form.component.TextField" form:id="control28" form:printable="false" form:convert-empty-to-null="true">
            <form:properties>
              <form:property form:property-name="DefaultControl" office:value-type="string" office:string-value="stardiv.one.form.control.Edit"/>
            </form:properties>
          </form:text>
          <form:listbox form:name="ListBox1" form:control-implementation="ooo:com.sun.star.form.component.ListBox" form:id="control29" form:bound-column="1">
            <form:properties>
              <form:property form:property-name="DefaultControl" office:value-type="string" office:string-value="stardiv.one.form.control.ListBox"/>
            </form:properties>
            <form:option form:label="harry"/>
            <form:option form:label="jupp"/>
            <form:option form:label="hans"/>
            <form:option form:label="olga,"/>
          </form:listbox>
          <form:combobox form:name="ComboBox1" form:control-implementation="ooo:com.sun.star.form.component.ComboBox" form:id="control30" form:convert-empty-to-null="true" form:list-source-type="table" form:auto-complete="true">
            <form:properties>
              <form:property form:property-name="DefaultControl" office:value-type="string" office:string-value="stardiv.one.form.control.ComboBox"/>
            </form:properties>
            <form:item form:label="harry"/>
            <form:item form:label="jupp"/>
            <form:item form:label="hans"/>
            <form:item form:label="olga"/>
          </form:combobox>
          <form:formatted-text form:name="TextField4" form:control-implementation="ooo:com.sun.star.form.component.FormattedField" form:id="control31" form:printable="false" form:convert-empty-to-null="true">
            <form:properties>
              <form:property form:property-name="DefaultControl" office:value-type="string" office:string-value="stardiv.one.form.control.FormattedField"/>
            </form:properties>
          </form:formatted-text>
          <form:button form:name="CommandButton3" form:control-implementation="ooo:com.sun.star.form.component.CommandButton" form:id="control32" office:target-frame="" xlink:href="" form:image-data="apples.gif" form:delay-for-repeat="PT0.50S" form:image-position="center">
            <form:properties>
              <form:property form:property-name="DefaultControl" office:value-type="string" office:string-value="stardiv.one.form.control.CommandButton"/>
              <form:property form:property-name="DispatchURLInternal" office:value-type="boolean" office:boolean-value="true"/>
            </form:properties>
          </form:button>
          <form:formatted-text form:name="DateField1" form:control-implementation="ooo:com.sun.star.form.component.DateField" form:id="control33" form:current-value="20000124" form:min-value="19000101" form:max-value="22001231">
            <form:properties>
              <form:property form:property-name="DefaultControl" office:value-type="string" office:string-value="stardiv.one.form.control.DateField"/>
              <form:property form:property-name="Dropdown" office:value-type="boolean" office:boolean-value="true"/>
            </form:properties>
          </form:formatted-text>
          <form:button form:name="CommandButton6" form:control-implementation="ooo:com.sun.star.form.component.CommandButton" form:id="control34" form:label="Schaltfläche5" form:printable="false" office:target-frame="" xlink:href="" form:image-data="" form:delay-for-repeat="PT0.50S" form:image-position="center">
            <form:properties>
              <form:property form:property-name="DefaultControl" office:value-type="string" office:string-value="stardiv.one.form.control.CommandButton"/>
              <form:property form:property-name="DispatchURLInternal" office:value-type="boolean" office:boolean-value="true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able_20_Contents">print <draw:control text:anchor-type="as-char" svg:y="-0.476cm" draw:z-index="7" draw:style-name="gr1" draw:text-style-name="P4" svg:width="3.811cm" svg:height="0.8cm" draw:control="control1"/></text:p>
      <text:p text:style-name="Table_20_Contents">Don't print <draw:control text:anchor-type="as-char" svg:y="-0.503cm" draw:z-index="24" draw:style-name="gr1" draw:text-style-name="P4" svg:width="3.811cm" svg:height="0.768cm" draw:control="control22"/></text:p>
      <text:p text:style-name="Table_20_Contents">print <draw:control text:anchor-type="as-char" svg:y="-1.305cm" draw:z-index="25" draw:style-name="gr1" draw:text-style-name="P5" svg:width="5.314cm" svg:height="2.308cm" draw:control="control23"/></text:p>
      <text:p text:style-name="Table_20_Contents">Don't print <draw:control text:anchor-type="as-char" svg:y="-1.305cm" draw:z-index="9" draw:style-name="gr1" draw:text-style-name="P5" svg:width="5.314cm" svg:height="2.308cm" draw:control="control2"/></text:p>
      <text:p text:style-name="Table_20_Contents">print <draw:control text:anchor-type="as-char" svg:y="-0.37cm" draw:z-index="11" draw:style-name="gr1" draw:text-style-name="P3" svg:width="2.784cm" svg:height="0.537cm" draw:control="control5"/></text:p>
      <text:p text:style-name="Table_20_Contents">don't print <draw:control text:anchor-type="as-char" svg:y="-0.397cm" draw:z-index="13" draw:style-name="gr1" draw:text-style-name="P3" svg:width="2.86cm" svg:height="0.484cm" draw:control="control26"/></text:p>
      <text:p text:style-name="Table_20_Contents">print <draw:control text:anchor-type="as-char" svg:y="-1.244cm" draw:z-index="15" draw:style-name="gr1" draw:text-style-name="P2" svg:width="4.044cm" svg:height="2.393cm" draw:control="control6"/></text:p>
      <text:p text:style-name="Table_20_Contents">don't print <draw:control text:anchor-type="as-char" svg:y="-1.349cm" draw:z-index="17" draw:style-name="gr1" draw:text-style-name="P2" svg:width="4.044cm" svg:height="2.393cm" draw:control="control7"/></text:p>
      <text:p text:style-name="Table_20_Contents">print <draw:control text:anchor-type="as-char" svg:y="-0.529cm" draw:z-index="18" draw:style-name="gr5" draw:text-style-name="P6" svg:width="3.895cm" svg:height="0.81cm" draw:control="control8"/></text:p>
      <text:p text:style-name="Table_20_Contents">don't print <draw:control text:anchor-type="as-char" svg:y="-0.476cm" draw:z-index="19" draw:style-name="gr5" draw:text-style-name="P6" svg:width="3.895cm" svg:height="0.81cm" draw:control="control27"/></text:p>
      <text:p text:style-name="Table_20_Contents">print <draw:control text:anchor-type="as-char" svg:y="-0.423cm" draw:z-index="20" draw:style-name="gr1" draw:text-style-name="P7" svg:width="3.599cm" svg:height="0.699cm" draw:control="control9"/></text:p>
      <text:p text:style-name="Table_20_Contents">don't print <draw:control text:anchor-type="as-char" svg:y="-0.45cm" draw:z-index="21" draw:style-name="gr1" draw:text-style-name="P7" svg:width="3.599cm" svg:height="0.678cm" draw:control="control28"/></text:p>
      <text:p text:style-name="Table_20_Contents">print <draw:control text:anchor-type="as-char" svg:y="-1.085cm" draw:z-index="22" draw:style-name="gr1" draw:text-style-name="P3" svg:width="2.731cm" svg:height="2.223cm" draw:control="control10"/></text:p>
      <text:p text:style-name="Table_20_Contents">don't print <draw:control text:anchor-type="as-char" svg:y="-1.191cm" draw:z-index="23" draw:style-name="gr1" draw:text-style-name="P3" svg:width="2.731cm" svg:height="2.223cm" draw:control="control29"/><text:tab/></text:p>
      <text:p text:style-name="Table_20_Contents">print <draw:g text:anchor-type="as-char" svg:y="-0.873cm" draw:z-index="3" draw:style-name="gr2"><draw:control draw:text-style-name="P2" svg:width="3.959cm" svg:height="1.546cm" svg:x="0cm" svg:y="0cm" draw:control="control11"/><draw:control draw:text-style-name="P3" svg:width="3.761cm" svg:height="0.399cm" svg:x="0.198cm" svg:y="0.49cm" draw:control="control12"/><draw:control draw:text-style-name="P3" svg:width="3.761cm" svg:height="0.399cm" svg:x="0.198cm" svg:y="0.982cm" draw:control="control13"/></draw:g></text:p>
      <text:p text:style-name="Table_20_Contents"><text:soft-page-break/>don't print <draw:g text:anchor-type="as-char" svg:y="-0.9cm" draw:z-index="1" draw:style-name="gr2"><draw:control draw:text-style-name="P2" svg:width="3.959cm" svg:height="1.546cm" svg:x="0cm" svg:y="0cm" draw:control="control14"/><draw:control draw:text-style-name="P3" svg:width="3.761cm" svg:height="0.399cm" svg:x="0.198cm" svg:y="0.492cm" draw:control="control15"/><draw:control draw:text-style-name="P3" svg:width="3.761cm" svg:height="0.399cm" svg:x="0.198cm" svg:y="0.982cm" draw:control="control16"/></draw:g></text:p>
      <text:p text:style-name="Table_20_Contents">print <draw:control text:anchor-type="as-char" svg:y="-1.199cm" draw:z-index="14" draw:style-name="gr1" draw:text-style-name="P3" svg:width="3.155cm" svg:height="2.202cm" draw:control="control17"/></text:p>
      <text:p text:style-name="Table_20_Contents">don't print <draw:control text:anchor-type="as-char" svg:y="-1.191cm" draw:z-index="16" draw:style-name="gr1" draw:text-style-name="P3" svg:width="3.155cm" svg:height="2.202cm" draw:control="control30"/></text:p>
      <text:p text:style-name="Table_20_Contents">print <draw:control text:anchor-type="as-char" svg:y="-0.397cm" draw:z-index="12" draw:style-name="gr1" draw:text-style-name="P3" svg:width="3.79cm" svg:height="0.615cm" draw:control="control18"/></text:p>
      <text:p text:style-name="Table_20_Contents">don't print <draw:control text:anchor-type="as-char" svg:y="-0.37cm" draw:z-index="10" draw:style-name="gr1" draw:text-style-name="P3" svg:width="3.79cm" svg:height="0.615cm" draw:control="control31"/></text:p>
      <text:p text:style-name="Table_20_Contents">print <draw:control text:anchor-type="as-char" svg:y="-0.741cm" draw:z-index="6" draw:style-name="gr4" draw:text-style-name="P4" svg:width="2.668cm" svg:height="1.271cm" draw:control="control19"/></text:p>
      <text:p text:style-name="Table_20_Contents">don't print <draw:control text:anchor-type="as-char" svg:y="-0.688cm" draw:z-index="8" draw:style-name="gr4" draw:text-style-name="P4" svg:width="2.668cm" svg:height="1.271cm" draw:control="control32"/></text:p>
      <text:p text:style-name="Table_20_Contents">print <draw:control text:anchor-type="as-char" svg:y="-0.533cm" draw:z-index="4" draw:style-name="gr3" draw:text-style-name="P2" svg:width="2.329cm" svg:height="0.847cm" draw:control="control20"/></text:p>
      <text:p text:style-name="Table_20_Contents">don't print <draw:control text:anchor-type="as-char" svg:y="-0.439cm" draw:z-index="5" draw:style-name="gr3" draw:text-style-name="P2" svg:width="2.329cm" svg:height="0.847cm" draw:control="control33"/></text:p>
      <text:p text:style-name="Table_20_Contents">print <draw:control text:anchor-type="as-char" svg:y="-0.397cm" draw:z-index="2" draw:style-name="gr1" draw:text-style-name="P1" svg:width="3.768cm" svg:height="0.742cm" draw:control="control21"/></text:p>
      <text:p text:style-name="Table_20_Contents">don't print <draw:control text:anchor-type="as-char" svg:y="-0.423cm" draw:z-index="0" draw:style-name="gr1" draw:text-style-name="P1" svg:width="3.768cm" svg:height="0.742cm" draw:control="control3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Conga" svg:font-family="Conga" style:font-adornments="Kursiv"/>
    <style:font-face style:name="SunSansCondensed-Italic" svg:font-family="SunSansCondensed-Italic" style:font-adornments="Kursiv"/>
    <style:font-face style:name="Thorndale AMT" svg:font-family="'Thorndale AMT'" style:font-family-generic="roman" style:font-pitch="variable"/>
    <style:font-face style:name="Albany AMT" svg:font-family="'Albany AMT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Thorndale AMT" fo:font-size="12pt" fo:language="de" fo:country="DE" style:font-name-asian="Albany AMT" style:font-size-asian="12pt" style:language-asian="en" style:country-asian="US" style:font-name-complex="Albany AMT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>
        <style:list-level-properties text:list-level-position-and-space-mode="label-width-and-position"/>
      </text:outline-level-style>
      <text:outline-level-style text:level="2" style:num-format="">
        <style:list-level-properties text:list-level-position-and-space-mode="label-width-and-position"/>
      </text:outline-level-style>
      <text:outline-level-style text:level="3" style:num-format="">
        <style:list-level-properties text:list-level-position-and-space-mode="label-width-and-position"/>
      </text:outline-level-style>
      <text:outline-level-style text:level="4" style:num-format="">
        <style:list-level-properties text:list-level-position-and-space-mode="label-width-and-position"/>
      </text:outline-level-style>
      <text:outline-level-style text:level="5" style:num-format="">
        <style:list-level-properties text:list-level-position-and-space-mode="label-width-and-position"/>
      </text:outline-level-style>
      <text:outline-level-style text:level="6" style:num-format="">
        <style:list-level-properties text:list-level-position-and-space-mode="label-width-and-position"/>
      </text:outline-level-style>
      <text:outline-level-style text:level="7" style:num-format="">
        <style:list-level-properties text:list-level-position-and-space-mode="label-width-and-position"/>
      </text:outline-level-style>
      <text:outline-level-style text:level="8" style:num-format="">
        <style:list-level-properties text:list-level-position-and-space-mode="label-width-and-position"/>
      </text:outline-level-style>
      <text:outline-level-style text:level="9" style:num-format="">
        <style:list-level-properties text:list-level-position-and-space-mode="label-width-and-position"/>
      </text:outline-level-style>
      <text:outline-level-style text:level="10" style:num-format="">
        <style:list-level-properties text:list-level-position-and-space-mode="label-width-and-position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StarOffice/9_Beta$Linux OpenOffice.org_project/300m13$Build-9306$CWS-rptchart02</meta:generator>
    <meta:initial-creator> </meta:initial-creator>
    <meta:creation-date>1999-10-15T09:55:53</meta:creation-date>
    <dc:date>2002-10-09T16:09:04</dc:date>
    <meta:print-date>2000-10-31T12:50:16</meta:print-date>
    <dc:language>de-DE</dc:language>
    <meta:editing-cycles>0</meta:editing-cycles>
    <meta:editing-duration>PT0S</meta:editing-duration>
    <meta:document-statistic meta:character-count="261" meta:image-count="0" meta:object-count="0" meta:paragraph-count="26" meta:table-count="0" meta:word-count="39"/>
    <meta:user-defined meta:name="Info 0" meta:value-type="string"/>
    <meta:user-defined meta:name="Info 1" meta:value-type="string"/>
    <meta:user-defined meta:name="Info 2" meta:value-type="string"/>
    <meta:user-defined meta:name="Info 3" meta:value-type="string"/>
  </office:meta>
</office:document-meta>
</file>